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rlito" svg:font-family="Carlito" style:font-pitch="variable"/>
    <style:font-face style:name="DejaVu Sans Light" svg:font-family="'DejaVu Sans Light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weight="bold" officeooo:rsid="00150578" officeooo:paragraph-rsid="00150578" style:font-weight-asian="bold" style:font-weight-complex="bold"/>
    </style:style>
    <style:style style:name="P2" style:family="paragraph" style:parent-style-name="Standard">
      <style:text-properties style:font-name="Liberation Sans1" fo:font-weight="bold" officeooo:rsid="0011598b" officeooo:paragraph-rsid="0011598b" style:font-weight-asian="bold" style:font-weight-complex="bold"/>
    </style:style>
    <style:style style:name="P3" style:family="paragraph" style:parent-style-name="Standard">
      <style:text-properties style:font-name="Liberation Sans1" fo:font-weight="normal" officeooo:rsid="00150578" officeooo:paragraph-rsid="00150578" style:font-weight-asian="normal" style:font-weight-complex="normal"/>
    </style:style>
    <style:style style:name="P4" style:family="paragraph" style:parent-style-name="Standard">
      <style:text-properties style:font-name="Liberation Sans1" fo:font-weight="normal" officeooo:rsid="0012e82e" officeooo:paragraph-rsid="0012e82e" style:font-weight-asian="normal" style:font-weight-complex="normal"/>
    </style:style>
    <style:style style:name="P5" style:family="paragraph" style:parent-style-name="Standard">
      <style:text-properties style:font-name="Liberation Sans1" officeooo:rsid="0011598b" officeooo:paragraph-rsid="0011598b"/>
    </style:style>
    <style:style style:name="P6" style:family="paragraph" style:parent-style-name="Standard">
      <style:text-properties style:font-name="Liberation Sans1" officeooo:rsid="00120697" officeooo:paragraph-rsid="00120697"/>
    </style:style>
    <style:style style:name="P7" style:family="paragraph" style:parent-style-name="Standard">
      <style:text-properties style:font-name="Liberation Sans1" officeooo:rsid="00156c52" officeooo:paragraph-rsid="00156c52"/>
    </style:style>
    <style:style style:name="T1" style:family="text">
      <style:text-properties officeooo:rsid="00120697"/>
    </style:style>
    <style:style style:name="T2" style:family="text">
      <style:text-properties officeooo:rsid="0012e56b"/>
    </style:style>
    <style:style style:name="T3" style:family="text">
      <style:text-properties officeooo:rsid="00156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NÇÕES DE NOMES</text:p>
      <text:p text:style-name="P3">TABELAS TB_NOMEDATABELA</text:p>
      <text:p text:style-name="P3">ID <text:s text:c="3"/>ID_NOMEDATABELA</text:p>
      <text:p text:style-name="P3">FOREIGN_KEY FG_NOMEDATABELA</text:p>
      <text:p text:style-name="P2"/>
      <text:p text:style-name="P2">TABELA ARMARIO<text:span text:style-name="T1">S</text:span></text:p>
      <text:p text:style-name="P4">ID_ARMARIO <text:s/>TYPE INT (PRIMARY_KEY)</text:p>
      <text:p text:style-name="P5">CLASSE TYPE TEXT ( A, B, C, D)</text:p>
      <text:p text:style-name="P5">LOCAL TYPE TEXT ( SUPERIOR, INFERIOR )</text:p>
      <text:p text:style-name="P5"><text:span text:style-name="T3">LIVRE TYPE BOOLEAN </text:span></text:p>
      <text:p text:style-name="P6">TERMINAL <text:span text:style-name="T3">TYPE TEXT</text:span></text:p>
      <text:p text:style-name="P7">DATA TYPE DATETIME</text:p>
      <text:p text:style-name="P5"/>
      <text:p text:style-name="P2">TABELA USUARIO<text:span text:style-name="T1">S</text:span></text:p>
      <text:p text:style-name="P4">ID_USUARIO <text:s/>TYPE INT (PRIMARY_KEY)</text:p>
      <text:p text:style-name="P5">NOME <text:span text:style-name="T2">TYPE </text:span>TEXT </text:p>
      <text:p text:style-name="P5">TEMPO DE LOCACAO <text:span text:style-name="T2">TYPE </text:span>DATE-TIME </text:p>
      <text:p text:style-name="P5">VALOR ( MONETARY )</text:p>
      <text:p text:style-name="P5">VALOR EXCEDENTE ( MONETARY )</text:p>
      <text:p text:style-name="P5">QR CODE????</text:p>
      <text:p text:style-name="P5">SENHA ( TEXT)</text:p>
      <text:p text:style-name="P6">ARMARIO (FOREIGN KEY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rlito" svg:font-family="Carlito" style:font-pitch="variable"/>
    <style:font-face style:name="DejaVu Sans Light" svg:font-family="'DejaVu Sans Light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0:49:17.676599910</meta:creation-date>
    <dc:date>2019-05-16T15:37:27.443139354</dc:date>
    <meta:editing-duration>PT31M29S</meta:editing-duration>
    <meta:editing-cycles>5</meta:editing-cycles>
    <meta:generator>LibreOffice/5.2.7.2$Linux_ARM_EABI LibreOffice_project/20m0$Build-2</meta:generator>
    <meta:document-statistic meta:table-count="0" meta:image-count="0" meta:object-count="0" meta:page-count="1" meta:paragraph-count="20" meta:word-count="70" meta:character-count="450" meta:non-whitespace-character-count="391"/>
  </office:meta>
</office:document-meta>
</file>